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.247cm" fo:margin-bottom="0.212cm" loext:contextual-spacing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09a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шибка №<text:span text:style-name="T3">1</text:span></text:h>
      <text:p text:style-name="Standard"><text:span text:style-name="T2">Описание:</text:span> <text:span text:style-name="T3">Вывод особого значения для «негативных» входных данных</text:span></text:p>
      <text:p text:style-name="Standard"><text:span text:style-name="T2">Тест:</text:span> -</text:p>
      <text:p text:style-name="Standard"><text:span text:style-name="T2">Описание процесса:</text:span> <text:span text:style-name="T3">На основе вводимых параметров не выводится не верный результат</text:span></text:p>
      <text:p text:style-name="Standard"><text:span text:style-name="T2">Входные данные:</text:span> <text:span text:style-name="T3">0,0,1</text:span></text:p>
      <text:p text:style-name="Standard"><text:span text:style-name="T2">Ожидаемый результат:</text:span> <text:span text:style-name="T3">infinity</text:span></text:p>
      <text:p text:style-name="Standard"><text:span text:style-name="T2">Фактический результат:</text:span> <text:span text:style-name="T3">0</text:span></text:p>
      <text:p text:style-name="Standard"><text:span text:style-name="T2">Возможная причина:</text:span> <text:span text:style-name="T3">Отсутствие условий на проверку «негативных» данных</text:span></text:p>
      <text:p text:style-name="Standard"><text:span text:style-name="T2">Статус:</text:span> <text:span text:style-name="T3">исправлена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13:29.524864800</meta:creation-date>
    <dc:date>2021-03-20T16:11:39.417474271</dc:date>
    <meta:editing-cycles>2</meta:editing-cycles>
    <meta:editing-duration>PT15M23S</meta:editing-duration>
    <meta:document-statistic meta:table-count="0" meta:image-count="0" meta:object-count="0" meta:page-count="1" meta:paragraph-count="9" meta:word-count="42" meta:character-count="322" meta:non-whitespace-character-count="289"/>
    <meta:generator>LibreOffice/6.4.6.2$Linux_X86_64 LibreOffice_project/40$Build-2</meta:generator>
  </office:meta>
</office:document-meta>
</file>